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01de192"/>
    </style:style>
    <style:style style:name="P3" style:family="paragraph" style:parent-style-name="Preformatted_20_Text">
      <style:text-properties fo:font-variant="normal" fo:text-transform="none" fo:color="#000000" loext:opacity="100%" fo:letter-spacing="normal" fo:font-style="normal" style:text-underline-style="none" fo:font-weight="normal" officeooo:rsid="001de192" officeooo:paragraph-rsid="001de192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5" style:family="paragraph" style:parent-style-name="Preformatted_20_Text">
      <style:text-properties fo:font-variant="normal" fo:text-transform="none" fo:color="#000000" loext:opacity="100%" fo:letter-spacing="normal" style:text-underline-style="none" officeooo:rsid="001de192" officeooo:paragraph-rsid="001de192"/>
    </style:style>
    <style:style style:name="P6" style:family="paragraph" style:parent-style-name="Standard">
      <style:text-properties officeooo:rsid="00199b4f" officeooo:paragraph-rsid="00199b4f"/>
    </style:style>
    <style:style style:name="P7" style:family="paragraph" style:parent-style-name="Standard" style:list-style-name="L3">
      <style:text-properties officeooo:rsid="00199b4f" officeooo:paragraph-rsid="00199b4f"/>
    </style:style>
    <style:style style:name="P8" style:family="paragraph" style:parent-style-name="Standard" style:list-style-name="L4">
      <style:text-properties officeooo:rsid="00199b4f" officeooo:paragraph-rsid="00199b4f"/>
    </style:style>
    <style:style style:name="P9" style:family="paragraph" style:parent-style-name="Standard" style:list-style-name="L5">
      <style:text-properties officeooo:rsid="00199b4f" officeooo:paragraph-rsid="00199b4f"/>
    </style:style>
    <style:style style:name="P10" style:family="paragraph" style:parent-style-name="Standard">
      <style:text-properties officeooo:paragraph-rsid="00199b4f"/>
    </style:style>
    <style:style style:name="P11" style:family="paragraph" style:parent-style-name="Standard" style:list-style-name="L2">
      <style:text-properties officeooo:paragraph-rsid="00199b4f"/>
    </style:style>
    <style:style style:name="P12" style:family="paragraph" style:parent-style-name="Standard" style:list-style-name="L3">
      <style:text-properties officeooo:paragraph-rsid="00199b4f"/>
    </style:style>
    <style:style style:name="P13" style:family="paragraph" style:parent-style-name="Standard">
      <style:text-properties officeooo:rsid="001b79e7" officeooo:paragraph-rsid="001b79e7"/>
    </style:style>
    <style:style style:name="P14" style:family="paragraph" style:parent-style-name="Standard">
      <style:text-properties style:text-underline-style="solid" style:text-underline-width="auto" style:text-underline-color="font-color" officeooo:rsid="001b79e7" officeooo:paragraph-rsid="001b79e7"/>
    </style:style>
    <style:style style:name="P15" style:family="paragraph" style:parent-style-name="Standard">
      <style:text-properties style:text-underline-style="none" officeooo:rsid="001b79e7" officeooo:paragraph-rsid="001b79e7"/>
    </style:style>
    <style:style style:name="P16" style:family="paragraph" style:parent-style-name="Standard">
      <style:text-properties style:text-underline-style="none" officeooo:rsid="001de192" officeooo:paragraph-rsid="001de192"/>
    </style:style>
    <style:style style:name="P17" style:family="paragraph" style:parent-style-name="Standard">
      <style:text-properties style:font-name="Liberation Mono" fo:font-size="10pt" style:text-underline-style="none" officeooo:rsid="001de192" officeooo:paragraph-rsid="001de192" style:font-size-asian="10pt" style:font-size-complex="10pt"/>
    </style:style>
    <style:style style:name="T1" style:family="text">
      <style:text-properties officeooo:rsid="00199b4f"/>
    </style:style>
    <style:style style:name="T2" style:family="text">
      <style:text-properties style:text-underline-style="none"/>
    </style:style>
    <style:style style:name="T3" style:family="text">
      <style:text-properties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Hay dos maneras de empezar un XQUERY:</text:span></text:p>
      <text:list xml:id="list483984851" text:style-name="L2">
        <text:list-item>
          <text:p text:style-name="P11"><text:span text:style-name="T1">for $variable in doc (“nombreXML(sin .xml)”)//etiqueta</text:span></text:p>
        </text:list-item>
      </text:list>
      <text:p text:style-name="P6"><text:tab/>return $variable</text:p>
      <text:p text:style-name="P6"/>
      <text:list xml:id="list3239312307" text:style-name="L3">
        <text:list-item>
          <text:p text:style-name="P12"><text:span text:style-name="T1">let $variable:=doc(“nombreXML(sin .xml)”)//etiqueta</text:span></text:p>
          <text:p text:style-name="P7">retun $variable</text:p>
        </text:list-item>
      </text:list>
      <text:p text:style-name="P6"/>
      <text:p text:style-name="P6">Siempre tienene que retornar la variable, debido a que si no no veriamos nada, se puede retornar con etiquetas:</text:p>
      <text:list xml:id="list1243301162" text:style-name="L4">
        <text:list-item>
          <text:p text:style-name="P8">return &lt;titulo&gt;{$x/titulo}&lt;/titulo&gt;</text:p>
          <text:p text:style-name="P8">Al poner etiquetas tenemos que poner lo que queremos retornar en {} si queremos añadir varias cosas a parte del titulo se hace lo siguiente:</text:p>
        </text:list-item>
        <text:list-item>
          <text:p text:style-name="P8">return &lt;libro&gt;{$x/titulo/text()}, {data($x/autor)}&lt;libro&gt;</text:p>
          <text:p text:style-name="P8">el data(…) y el /text() hacen lo mismo</text:p>
        </text:list-item>
        <text:list-item>
          <text:p text:style-name="P8">Puedes hacer que te devuelva las cosas en mayusculas:</text:p>
          <text:p text:style-name="P8">return upper-case($x/titulo)</text:p>
        </text:list-item>
      </text:list>
      <text:p text:style-name="P6"/>
      <text:p text:style-name="P6">Para hacer comparaciones tenemos el if-else y el where → en el caso del if se hace después de poner return, mientras que el where es antes del return:</text:p>
      <text:list xml:id="list3223072028" text:style-name="L5">
        <text:list-item>
          <text:p text:style-name="P9">if-else:</text:p>
          <text:p text:style-name="P9">return</text:p>
          <text:p text:style-name="P9">if (<text:a xlink:type="simple" xlink:href="mailto:$x/@idioma" text:style-name="Internet_20_link" text:visited-style-name="Visited_20_Internet_20_Link">$x/@idioma</text:a>=”español”)</text:p>
          <text:list>
            <text:list-header>
              <text:p text:style-name="P9">then &lt;español&gt;{data($x/titulo)}&lt;/español&gt;</text:p>
            </text:list-header>
          </text:list>
        </text:list-item>
      </text:list>
      <text:p text:style-name="P6"><text:tab/>else(&lt;extranjero&gt;{data($x/titulo)}&lt;/extranjero&gt;)</text:p>
      <text:list xml:id="list121114429123538" text:continue-numbering="true" text:style-name="L5">
        <text:list-item>
          <text:p text:style-name="P9">where:</text:p>
          <text:p text:style-name="P9">where $x/precio&lt;30 and $x/autor=’Moliere’</text:p>
          <text:p text:style-name="P9">return data($x/titulo)</text:p>
        </text:list-item>
      </text:list>
      <text:p text:style-name="P6">En el caso del if else podemos hacer 2 cosas distintas dependiendo de la comparación, en cambio, con el where hacemos que si no se dá esas condiciones no se muestre nada</text:p>
      <text:p text:style-name="P6"/>
      <text:p text:style-name="P6"/>
      <text:p text:style-name="P6"/>
      <text:p text:style-name="P13">Como insertar, borrar, modificar nodos:</text:p>
      <text:p text:style-name="P14">Insertar<text:span text:style-name="T2">:</text:span></text:p>
      <text:p text:style-name="P15"><text:tab/>insert node</text:p>
      <text:p text:style-name="P15"><text:tab/><text:tab/>&lt;alumno dni='35293940'&gt;</text:p>
      <text:p text:style-name="P15"><text:tab/><text:tab/><text:tab/>&lt;nombre&gt;nuevoNom&lt;/nombre&gt;</text:p>
      <text:p text:style-name="P15"><text:tab/><text:tab/><text:tab/>&lt;apells&gt;nuevoApe&lt;/apells&gt;</text:p>
      <text:p text:style-name="P15"><text:tab/><text:tab/><text:tab/>&lt;nota&gt;5&lt;/nota&gt;</text:p>
      <text:p text:style-name="P15"><text:tab/><text:tab/>&lt;/alumno&gt;</text:p>
      <text:p text:style-name="P15"><text:tab/>before doc("nombreXML")//alumno[1]</text:p>
      <text:p text:style-name="P15"><text:tab/>(://alumno[1] es para que lo inserte justo antes del 1º alumno:)</text:p>
      <text:p text:style-name="P6"/>
      <text:p text:style-name="P14">Borrar<text:span text:style-name="T2">:</text:span></text:p>
      <text:p text:style-name="P15"><text:tab/>delete node doc(“nombreXML”)//alumno[@dni=”35293940”] → borra el alumno con ese <text:tab/>dni</text:p>
      <text:p text:style-name="P14">Modificar<text:span text:style-name="T2">:</text:span></text:p>
      <text:p text:style-name="P15"><text:tab/>replace value of node</text:p>
      <text:p text:style-name="P15"><text:tab/>doc(“nombreXML”)//alumno[@dni=”35293940”]/nota with 5 → modifica la nota del <text:tab/>alumno con tal dni poniendole el valor en este caso 5</text:p>
      <text:p text:style-name="P15"><text:tab/>----------------------</text:p>
      <text:p text:style-name="P15"/>
      <text:p text:style-name="P15"><text:soft-page-break/><text:tab/>Se pueden modificar varios campos a la vez en un mismo documento y es poniendo una <text:tab/>coma entre los replace value of node:</text:p>
      <text:p text:style-name="P15"><text:tab/>replace value of node</text:p>
      <text:p text:style-name="P15"><text:tab/>doc("Boletin40")//baile[last()]/nombre with "Angel Correlada"</text:p>
      <text:p text:style-name="P15"><text:tab/>,</text:p>
      <text:p text:style-name="P15"><text:tab/>replace value of node </text:p>
      <text:p text:style-name="P15"><text:tab/>doc("Boletin40")//baile[last()]/plazas with 14</text:p>
      <text:p text:style-name="P15"/>
      <text:p text:style-name="P15">Tambien se pueden hacer anidadas ejemplo:</text:p>
      <text:p text:style-name="P15"><text:tab/>for $x in doc("Boletin40")//baile</text:p>
      <text:p text:style-name="P15"><text:tab/>for $y in doc("pasos")//baile</text:p>
      <text:p text:style-name="P15"><text:tab/><text:tab/>where $x/nombre=$y/nombre</text:p>
      <text:p text:style-name="P15"><text:tab/><text:tab/>return &lt;baile-pasos&gt;{data($x/nombre)}, {data($y/pasos)}&lt;/baile-pasos&gt;</text:p>
      <text:p text:style-name="P15"/>
      <text:p text:style-name="P15">En este caso busca un baile en el boletin40 y con ese baile compara todos los bailes del xml pasos y si tienen el mismo nombre retorna su nombre y sus pasos</text:p>
      <text:p text:style-name="P15"/>
      <text:p text:style-name="P15">Por último tambien se pueden usar html, en este caso si queremos hacer tablas o listas tendremos que poner el for dentro de la lista/tabla y retornando un valor con la etiqueta del html correspondiente, generalmente &lt;li&gt;&lt;/li&gt; para las listas y &lt;tr&gt; &lt;td&gt;&lt;/td&gt; &lt;/tr&gt; para las tablas</text:p>
      <text:p text:style-name="P15"/>
      <text:p text:style-name="P16">tablas:</text:p>
      <text:p text:style-name="P17">&lt;html&gt;</text:p>
      <text:p text:style-name="P5"><text:s text:c="2"/><text:span text:style-name="T3">&lt;body&gt;</text:span></text:p>
      <text:p text:style-name="P4"><text:s text:c="4"/><text:span text:style-name="T3">&lt;table&gt;</text:span></text:p>
      <text:p text:style-name="P4"><text:s text:c="6"/><text:span text:style-name="T3">&lt;tr&gt;&lt;th&gt;Nombre&lt;/th&gt;&lt;th&gt;Profesor&lt;/th&gt;&lt;th&gt;Plazas&lt;/th&gt;&lt;/tr&gt;</text:span></text:p>
      <text:p text:style-name="P4"><text:s text:c="6"/><text:span text:style-name="T3">{</text:span></text:p>
      <text:p text:style-name="P4"><text:s text:c="6"/><text:span text:style-name="T3">for $x in doc("Boletin40")//baile</text:span></text:p>
      <text:p text:style-name="P4"><text:s text:c="6"/><text:span text:style-name="T3">return</text:span></text:p>
      <text:p text:style-name="P4"><text:s text:c="6"/><text:span text:style-name="T3">&lt;tr&gt;</text:span></text:p>
      <text:p text:style-name="P4"><text:s text:c="8"/><text:span text:style-name="T3">&lt;td&gt;{data($x/nombre)}&lt;/td&gt;</text:span></text:p>
      <text:p text:style-name="P4"><text:s text:c="8"/><text:span text:style-name="T3">&lt;td&gt;{data($x/profesor)}&lt;/td&gt;</text:span></text:p>
      <text:p text:style-name="P4"><text:s text:c="8"/><text:span text:style-name="T3">&lt;td&gt;{data($x/plazas)}&lt;/td&gt;</text:span></text:p>
      <text:p text:style-name="P4"><text:s text:c="6"/><text:span text:style-name="T3">&lt;/tr&gt;</text:span></text:p>
      <text:p text:style-name="P4"><text:s text:c="8"/><text:span text:style-name="T3">}</text:span></text:p>
      <text:p text:style-name="P4"><text:s text:c="4"/><text:span text:style-name="T3">&lt;/table&gt;</text:span></text:p>
      <text:p text:style-name="P4"><text:s text:c="2"/><text:span text:style-name="T3">&lt;/body&gt;</text:span></text:p>
      <text:p text:style-name="P2">&lt;/html&gt;</text:p>
      <text:p text:style-name="P16">Listas:</text:p>
      <text:p text:style-name="P3">&lt;html&gt;</text:p>
      <text:p text:style-name="P4"><text:s text:c="2"/><text:span text:style-name="T3">&lt;body&gt;</text:span></text:p>
      <text:p text:style-name="P4"><text:s text:c="4"/><text:span text:style-name="T3">&lt;ul&gt;</text:span></text:p>
      <text:p text:style-name="P4"><text:s text:c="6"/><text:span text:style-name="T3">{</text:span></text:p>
      <text:p text:style-name="P4"><text:s text:c="8"/><text:span text:style-name="T3">for $x in doc("Boletin40")//baile</text:span></text:p>
      <text:p text:style-name="P4"><text:s text:c="8"/><text:span text:style-name="T3">return</text:span></text:p>
      <text:p text:style-name="P4"><text:s text:c="10"/><text:span text:style-name="T3">&lt;li&gt;&lt;strong&gt;Profesor:&lt;/strong&gt; {data($x/profesor)} - &lt;strong&gt;Nombre baile: &lt;/strong&gt; {data($x/nombre)}&lt;/li&gt;</text:span></text:p>
      <text:p text:style-name="P4"><text:s text:c="6"/><text:span text:style-name="T3">}</text:span></text:p>
      <text:p text:style-name="P4"><text:s text:c="4"/><text:span text:style-name="T3">&lt;/ul&gt;</text:span></text:p>
      <text:p text:style-name="P4"><text:s text:c="2"/><text:span text:style-name="T3">&lt;/body&gt;</text:span></text:p>
      <text:p text:style-name="P1">&lt;/html&gt;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11:47:22.927400668</meta:creation-date>
    <dc:date>2023-05-27T12:11:12.947372829</dc:date>
    <meta:editing-duration>PT1M1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80" meta:word-count="420" meta:character-count="3188" meta:non-whitespace-character-count="2696"/>
  </office:meta>
</office:document-meta>
</file>